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6.297cm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Ɔ/Ɛkɛ wʋlɛ <text:tab/>one day</text:p>
      <text:p text:style-name="P1">nkenyɔ<text:tab/>two days</text:p>
      <text:p text:style-name="P1">nkɛnsa<text:tab/>three days</text:p>
      <text:p text:style-name="P1">nkɛnna<text:tab/>four days</text:p>
      <text:p text:style-name="P1">nkennu<text:tab/>five days</text:p>
      <text:p text:style-name="P1">nkensie<text:tab/>six days</text:p>
      <text:p text:style-name="P1">nkensienɔ<text:tab/>seven days</text:p>
      <text:p text:style-name="P1">nkɛ kwe<text:tab/>eight days</text:p>
      <text:p text:style-name="P1">nkɛ kweba<text:tab/>nine days</text:p>
      <text:p text:style-name="P1">nkɛ idu<text:tab/>ten day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7T09:26:51</meta:creation-date>
    <dc:title>BalsaDefault</dc:title>
    <meta:editing-duration>P0D</meta:editing-duration>
    <meta:editing-cycles>2</meta:editing-cycles>
    <meta:generator>LibreOffice/3.5$Linux_x86 LibreOffice_project/350m1$Build-2</meta:generator>
    <meta:initial-creator>Balsa User</meta:initial-creator>
    <dc:date>2013-09-17T09:39:24</dc:date>
    <dc:creator>Balsa User</dc:creator>
    <meta:document-statistic meta:table-count="0" meta:image-count="0" meta:object-count="0" meta:page-count="1" meta:paragraph-count="10" meta:word-count="34" meta:character-count="173" meta:non-whitespace-character-count="148"/>
    <meta:template xlink:type="simple" xlink:actuate="onRequest" xlink:title="BalsaDefault" xlink:href="../../../../.config/libreoffice/3/user/template/BalsaDefault.ott" meta:date="2013-09-17T09:26:50"/>
  </office:meta>
</office:document-meta>
</file>